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/>
          </table:table-cell>
        </table:table-row>
      </table:table>
      <table:table table:name="elementa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ogarithme népérien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limite</text:p>
          </table:table-cell>
        </table:table-row>
        <table:table-row table:style-name="ro1">
          <table:table-cell office:value-type="string" calcext:value-type="string">
            <text:p>lim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/>
          </table:table-cell>
        </table:table-row>
      </table:table>
      <table:table table:name="hyperboli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>cosinus hyperbolique</text:p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>cotangente hyperbolique</text:p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>cosécante hyperbolique</text:p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>sécante hyperbolique</text:p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>sinus hyperbolique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>tangente hyperbolique</text:p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/>
          </table:table-cell>
        </table:table-row>
      </table:table>
      <table:table table:name="trigonomet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cosinus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>co-tangente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>co-sécante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>sécante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sinus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>tangente</text:p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cos</text:p>
          </table:table-cell>
          <table:table-cell office:value-type="string" calcext:value-type="string">
            <text:p>ar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cot</text:p>
          </table:table-cell>
          <table:table-cell office:value-type="string" calcext:value-type="string">
            <text:p>ar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csc</text:p>
          </table:table-cell>
          <table:table-cell office:value-type="string" calcext:value-type="string">
            <text:p>ar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sec</text:p>
          </table:table-cell>
          <table:table-cell office:value-type="string" calcext:value-type="string">
            <text:p>ar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sin</text:p>
          </table:table-cell>
          <table:table-cell office:value-type="string" calcext:value-type="string">
            <text:p>ar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an</text:p>
          </table:table-cell>
          <table:table-cell office:value-type="string" calcext:value-type="string">
            <text:p>arc tangent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